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FMono-Regular" svg:font-family="SFMono-Regular, Consolas, 'Liberation Mono', Menlo,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dd90d" officeooo:paragraph-rsid="00163a82"/>
    </style:style>
    <style:style style:name="P2" style:family="paragraph" style:parent-style-name="Standard">
      <style:paragraph-properties fo:text-align="start" style:justify-single-word="false"/>
      <style:text-properties officeooo:rsid="000dd90d" officeooo:paragraph-rsid="000dd90d"/>
    </style:style>
    <style:style style:name="P3" style:family="paragraph" style:parent-style-name="Standard">
      <style:paragraph-properties fo:text-align="start" style:justify-single-word="false"/>
      <style:text-properties officeooo:rsid="000f5d08" officeooo:paragraph-rsid="000f5d08"/>
    </style:style>
    <style:style style:name="P4" style:family="paragraph" style:parent-style-name="Standard">
      <style:paragraph-properties fo:text-align="start" style:justify-single-word="false"/>
      <style:text-properties fo:font-style="italic" officeooo:rsid="000dd90d" officeooo:paragraph-rsid="000dd90d" style:font-style-asian="italic" style:font-style-complex="italic"/>
    </style:style>
    <style:style style:name="P5" style:family="paragraph" style:parent-style-name="Standard">
      <style:paragraph-properties fo:text-align="start" style:justify-single-word="false"/>
      <style:text-properties fo:font-style="normal" officeooo:rsid="00114c74" officeooo:paragraph-rsid="00114c74" style:font-style-asian="normal" style:font-style-complex="normal"/>
    </style:style>
    <style:style style:name="P6" style:family="paragraph" style:parent-style-name="Standard">
      <style:paragraph-properties fo:text-align="start" style:justify-single-word="false"/>
      <style:text-properties fo:font-style="normal" officeooo:rsid="00114c74" officeooo:paragraph-rsid="0014858e" style:font-style-asian="normal" style:font-style-complex="normal"/>
    </style:style>
    <style:style style:name="P7" style:family="paragraph" style:parent-style-name="Standard">
      <style:paragraph-properties fo:text-align="start" style:justify-single-word="false"/>
      <style:text-properties fo:font-style="normal" officeooo:rsid="0017502d" officeooo:paragraph-rsid="001899f8" style:font-style-asian="normal" style:font-style-complex="normal"/>
    </style:style>
    <style:style style:name="P8" style:family="paragraph" style:parent-style-name="Standard">
      <style:paragraph-properties fo:text-align="start" style:justify-single-word="false"/>
      <style:text-properties fo:font-style="normal" fo:font-weight="bold" officeooo:rsid="0017502d" officeooo:paragraph-rsid="001899f8" style:font-style-asian="normal" style:font-weight-asian="bold" style:font-style-complex="normal" style:font-weight-complex="bold"/>
    </style:style>
    <style:style style:name="P9" style:family="paragraph" style:parent-style-name="Standard">
      <style:paragraph-properties fo:text-align="start" style:justify-single-word="false"/>
      <style:text-properties fo:font-style="normal" fo:font-weight="bold" officeooo:rsid="00114c74" officeooo:paragraph-rsid="001c3e0f" style:font-style-asian="normal" style:font-weight-asian="bold" style:font-style-complex="normal" style:font-weight-complex="bold"/>
    </style:style>
    <style:style style:name="P10" style:family="paragraph" style:parent-style-name="Standard">
      <style:paragraph-properties fo:margin-left="1.251cm" fo:margin-right="0cm" fo:text-align="start" style:justify-single-word="false" fo:text-indent="0cm" style:auto-text-indent="false"/>
      <style:text-properties fo:font-style="normal" officeooo:rsid="0017502d" officeooo:paragraph-rsid="0017502d" style:font-style-asian="normal" style:font-style-complex="normal"/>
    </style:style>
    <style:style style:name="P11" style:family="paragraph" style:parent-style-name="Standard">
      <style:paragraph-properties fo:margin-left="1.251cm" fo:margin-right="0cm" fo:text-align="start" style:justify-single-word="false" fo:text-indent="0cm" style:auto-text-indent="false"/>
      <style:text-properties fo:font-style="normal" officeooo:rsid="001899f8" officeooo:paragraph-rsid="001899f8" style:font-style-asian="normal" style:font-style-complex="normal"/>
    </style:style>
    <style:style style:name="P12" style:family="paragraph" style:parent-style-name="Standard">
      <style:paragraph-properties fo:margin-left="1.251cm" fo:margin-right="0cm" fo:text-align="start" style:justify-single-word="false" fo:text-indent="0cm" style:auto-text-indent="false"/>
      <style:text-properties officeooo:paragraph-rsid="001899f8"/>
    </style:style>
    <style:style style:name="P13" style:family="paragraph" style:parent-style-name="Standard">
      <style:paragraph-properties fo:margin-left="0cm" fo:margin-right="0cm" fo:text-align="start" style:justify-single-word="false" fo:text-indent="0cm" style:auto-text-indent="false"/>
      <style:text-properties fo:font-style="normal" officeooo:rsid="001899f8" officeooo:paragraph-rsid="001899f8" style:font-style-asian="normal" style:font-style-complex="normal"/>
    </style:style>
    <style:style style:name="P14" style:family="paragraph" style:parent-style-name="Standard">
      <style:paragraph-properties fo:margin-left="0cm" fo:margin-right="0cm" fo:text-align="start" style:justify-single-word="false" fo:text-indent="0cm" style:auto-text-indent="false"/>
      <style:text-properties fo:font-style="normal" officeooo:rsid="00114c74" officeooo:paragraph-rsid="001c3e0f" style:font-style-asian="normal" style:font-style-complex="normal"/>
    </style:style>
    <style:style style:name="P15" style:family="paragraph" style:parent-style-name="Standard">
      <style:paragraph-properties fo:margin-left="0cm" fo:margin-right="0cm" fo:text-align="start" style:justify-single-word="false" fo:text-indent="0cm" style:auto-text-indent="false"/>
      <style:text-properties fo:font-style="normal" officeooo:rsid="001da64f" officeooo:paragraph-rsid="001da64f" style:font-style-asian="normal" style:font-style-complex="normal"/>
    </style:style>
    <style:style style:name="P16" style:family="paragraph" style:parent-style-name="Standard">
      <style:paragraph-properties fo:margin-left="0cm" fo:margin-right="0cm" fo:text-align="center" style:justify-single-word="false" fo:text-indent="0cm" style:auto-text-indent="false"/>
      <style:text-properties fo:font-style="normal" officeooo:rsid="001f8ea2" officeooo:paragraph-rsid="001f8ea2" style:font-style-asian="normal" style:font-style-complex="normal"/>
    </style:style>
    <style:style style:name="P17" style:family="paragraph" style:parent-style-name="Standard">
      <style:paragraph-properties fo:margin-left="0cm" fo:margin-right="0cm" fo:text-align="start" style:justify-single-word="false" fo:text-indent="0cm" style:auto-text-indent="false"/>
      <style:text-properties fo:font-style="normal" officeooo:rsid="001f8ea2" officeooo:paragraph-rsid="001f8ea2" style:font-style-asian="normal" style:font-style-complex="normal"/>
    </style:style>
    <style:style style:name="P18" style:family="paragraph" style:parent-style-name="Standard">
      <style:paragraph-properties fo:margin-left="0cm" fo:margin-right="0cm" fo:text-align="start" style:justify-single-word="false" fo:text-indent="0cm" style:auto-text-indent="false"/>
      <style:text-properties fo:font-style="normal" officeooo:rsid="00202602" officeooo:paragraph-rsid="00202602" style:font-style-asian="normal" style:font-style-complex="normal"/>
    </style:style>
    <style:style style:name="P19" style:family="paragraph" style:parent-style-name="Standard">
      <style:paragraph-properties fo:margin-left="0cm" fo:margin-right="0cm" fo:text-align="start" style:justify-single-word="false" fo:text-indent="0cm" style:auto-text-indent="false"/>
      <style:text-properties fo:font-style="normal" officeooo:rsid="0021c487" officeooo:paragraph-rsid="0021c487" style:font-style-asian="normal" style:font-style-complex="normal"/>
    </style:style>
    <style:style style:name="P20" style:family="paragraph" style:parent-style-name="Standard">
      <style:paragraph-properties fo:margin-left="0cm" fo:margin-right="0cm" fo:text-align="start" style:justify-single-word="false" fo:text-indent="0cm" style:auto-text-indent="false"/>
      <style:text-properties fo:font-style="normal" officeooo:rsid="00295020" officeooo:paragraph-rsid="00295020" style:font-style-asian="normal" style:font-style-complex="normal"/>
    </style:style>
    <style:style style:name="P21" style:family="paragraph" style:parent-style-name="Standard">
      <style:paragraph-properties fo:margin-left="0cm" fo:margin-right="0cm" fo:text-align="start" style:justify-single-word="false" fo:text-indent="0cm" style:auto-text-indent="false"/>
      <style:text-properties fo:font-style="normal" officeooo:rsid="0032017e" officeooo:paragraph-rsid="0032017e" style:font-style-asian="normal" style:font-style-complex="normal"/>
    </style:style>
    <style:style style:name="P22" style:family="paragraph" style:parent-style-name="Standard">
      <style:paragraph-properties fo:margin-left="0cm" fo:margin-right="0cm" fo:text-align="start" style:justify-single-word="false" fo:text-indent="0cm" style:auto-text-indent="false"/>
      <style:text-properties fo:font-style="normal" officeooo:rsid="00337500" officeooo:paragraph-rsid="00337500" style:font-style-asian="normal" style:font-style-complex="normal"/>
    </style:style>
    <style:style style:name="P23" style:family="paragraph" style:parent-style-name="Standard">
      <style:paragraph-properties fo:margin-left="0cm" fo:margin-right="0cm" fo:text-align="start" style:justify-single-word="false" fo:text-indent="0cm" style:auto-text-indent="false"/>
      <style:text-properties fo:font-style="normal" fo:font-weight="bold" officeooo:rsid="001899f8" officeooo:paragraph-rsid="001899f8" style:font-style-asian="normal" style:font-weight-asian="bold" style:font-style-complex="normal" style:font-weight-complex="bold"/>
    </style:style>
    <style:style style:name="P24" style:family="paragraph" style:parent-style-name="Standard">
      <style:paragraph-properties fo:margin-left="0cm" fo:margin-right="0cm" fo:text-align="start" style:justify-single-word="false" fo:text-indent="0cm" style:auto-text-indent="false"/>
      <style:text-properties officeooo:paragraph-rsid="0023582f"/>
    </style:style>
    <style:style style:name="P25" style:family="paragraph" style:parent-style-name="Standard">
      <style:paragraph-properties fo:margin-left="0cm" fo:margin-right="0cm" fo:text-align="start" style:justify-single-word="false" fo:text-indent="0cm" style:auto-text-indent="false"/>
      <style:text-properties officeooo:paragraph-rsid="001f8ea2"/>
    </style:style>
    <style:style style:name="P26" style:family="paragraph" style:parent-style-name="Standard">
      <style:paragraph-properties fo:margin-left="0cm" fo:margin-right="0cm" fo:text-align="start" style:justify-single-word="false" fo:text-indent="0cm" style:auto-text-indent="false"/>
      <style:text-properties officeooo:paragraph-rsid="002700b7"/>
    </style:style>
    <style:style style:name="P27" style:family="paragraph" style:parent-style-name="Standard">
      <style:paragraph-properties fo:margin-left="0cm" fo:margin-right="0cm" fo:text-align="start" style:justify-single-word="false" fo:text-indent="0cm" style:auto-text-indent="false"/>
      <style:text-properties officeooo:paragraph-rsid="00275f2b"/>
    </style:style>
    <style:style style:name="P28" style:family="paragraph" style:parent-style-name="Standard">
      <style:paragraph-properties fo:margin-left="0cm" fo:margin-right="0cm" fo:text-align="start" style:justify-single-word="false" fo:text-indent="0cm" style:auto-text-indent="false"/>
      <style:text-properties style:font-name="Liberation Serif" fo:font-size="12pt" fo:font-style="normal" officeooo:rsid="001f8ea2" officeooo:paragraph-rsid="001f8ea2" style:font-size-asian="12pt" style:font-style-asian="normal" style:font-size-complex="12pt" style:font-style-complex="normal"/>
    </style:style>
    <style:style style:name="P29" style:family="paragraph" style:parent-style-name="Standard">
      <style:paragraph-properties fo:margin-left="0cm" fo:margin-right="0cm" fo:text-align="start" style:justify-single-word="false" fo:text-indent="0cm" style:auto-text-indent="false"/>
      <style:text-properties style:font-name="Liberation Serif" fo:font-size="12pt" fo:font-style="normal" officeooo:rsid="001f8ea2" officeooo:paragraph-rsid="002dac3c" style:font-size-asian="12pt" style:font-style-asian="normal" style:font-size-complex="12pt" style:font-style-complex="normal"/>
    </style:style>
    <style:style style:name="P30" style:family="paragraph" style:parent-style-name="Table_20_Contents">
      <style:paragraph-properties fo:margin-left="0cm" fo:margin-right="0cm" style:line-height-at-least="0.423cm" fo:text-align="start" style:justify-single-word="false" fo:text-indent="0cm" style:auto-text-indent="false"/>
      <style:text-properties style:font-name="Liberation Serif" fo:font-size="12pt" fo:font-style="normal" officeooo:rsid="001f8ea2" officeooo:paragraph-rsid="002a6db2" style:font-size-asian="12pt" style:font-style-asian="normal" style:font-size-complex="12pt" style:font-style-complex="normal"/>
    </style:style>
    <style:style style:name="P31" style:family="paragraph" style:parent-style-name="Table_20_Contents">
      <style:paragraph-properties fo:margin-left="0cm" fo:margin-right="0cm" style:line-height-at-least="0.423cm" fo:text-align="start" style:justify-single-word="false" fo:text-indent="0cm" style:auto-text-indent="false"/>
      <style:text-properties style:font-name="Liberation Serif" fo:font-size="12pt" fo:font-style="normal" officeooo:rsid="001f8ea2" officeooo:paragraph-rsid="002a7c52" style:font-size-asian="12pt" style:font-style-asian="normal" style:font-size-complex="12pt" style:font-style-complex="normal"/>
    </style:style>
    <style:style style:name="P32" style:family="paragraph" style:parent-style-name="Table_20_Contents">
      <style:paragraph-properties fo:margin-left="0cm" fo:margin-right="0cm" style:line-height-at-least="0.423cm" fo:text-align="start" style:justify-single-word="false" fo:text-indent="0cm" style:auto-text-indent="false"/>
      <style:text-properties style:font-name="Liberation Serif" fo:font-size="12pt" fo:font-style="normal" officeooo:rsid="001f8ea2" officeooo:paragraph-rsid="002dac3c" style:font-size-asian="12pt" style:font-style-asian="normal" style:font-size-complex="12pt" style:font-style-complex="normal"/>
    </style:style>
    <style:style style:name="P33" style:family="paragraph" style:parent-style-name="Table_20_Contents">
      <style:paragraph-properties fo:margin-left="0cm" fo:margin-right="0cm" style:line-height-at-least="0.423cm" fo:text-align="start" style:justify-single-word="false" fo:text-indent="0cm" style:auto-text-indent="false"/>
      <style:text-properties style:font-name="Liberation Serif" fo:font-size="12pt" fo:font-style="normal" officeooo:rsid="001f8ea2" officeooo:paragraph-rsid="002dfd36" style:font-size-asian="12pt" style:font-style-asian="normal" style:font-size-complex="12pt" style:font-style-complex="normal"/>
    </style:style>
    <style:style style:name="P34" style:family="paragraph" style:parent-style-name="Table_20_Contents">
      <style:paragraph-properties fo:margin-left="0cm" fo:margin-right="0cm" style:line-height-at-least="0.423cm" fo:text-align="start" style:justify-single-word="false" fo:text-indent="0cm" style:auto-text-indent="false"/>
      <style:text-properties style:font-name="Liberation Serif" fo:font-size="12pt" fo:font-style="normal" officeooo:rsid="001f8ea2" officeooo:paragraph-rsid="002e73c6" style:font-size-asian="12pt" style:font-style-asian="normal" style:font-size-complex="12pt" style:font-style-complex="normal"/>
    </style:style>
    <style:style style:name="P35" style:family="paragraph" style:parent-style-name="Table_20_Contents">
      <style:paragraph-properties fo:margin-left="0cm" fo:margin-right="0cm" style:line-height-at-least="0.423cm" fo:text-align="start" style:justify-single-word="false" fo:text-indent="0cm" style:auto-text-indent="false"/>
      <style:text-properties style:font-name="Liberation Serif" fo:font-size="12pt" fo:font-style="normal" officeooo:rsid="002dac3c" officeooo:paragraph-rsid="002dac3c" style:font-size-asian="12pt" style:font-style-asian="normal" style:font-size-complex="12pt" style:font-style-complex="normal"/>
    </style:style>
    <style:style style:name="P36" style:family="paragraph" style:parent-style-name="Table_20_Contents">
      <style:paragraph-properties fo:margin-left="0cm" fo:margin-right="0cm" style:line-height-at-least="0.423cm" fo:text-align="start" style:justify-single-word="false" fo:text-indent="0cm" style:auto-text-indent="false"/>
      <style:text-properties style:font-name="Liberation Serif" fo:font-size="12pt" fo:font-style="normal" officeooo:rsid="0030a6d4" officeooo:paragraph-rsid="0030a6d4" style:font-size-asian="12pt" style:font-style-asian="normal" style:font-size-complex="12pt" style:font-style-complex="normal"/>
    </style:style>
    <style:style style:name="P37" style:family="paragraph" style:parent-style-name="Table_20_Contents">
      <style:paragraph-properties fo:margin-left="0cm" fo:margin-right="0cm" style:line-height-at-least="0.423cm" fo:text-align="start" style:justify-single-word="false" fo:text-indent="0cm" style:auto-text-indent="false"/>
      <style:text-properties officeooo:paragraph-rsid="002a6db2"/>
    </style:style>
    <style:style style:name="P38" style:family="paragraph" style:parent-style-name="Table_20_Contents">
      <style:paragraph-properties fo:margin-left="0cm" fo:margin-right="0cm" style:line-height-at-least="0.423cm" fo:text-align="start" style:justify-single-word="false" fo:text-indent="0cm" style:auto-text-indent="false"/>
      <style:text-properties officeooo:paragraph-rsid="002a7c52"/>
    </style:style>
    <style:style style:name="P39" style:family="paragraph" style:parent-style-name="Table_20_Contents">
      <style:paragraph-properties fo:margin-left="0cm" fo:margin-right="0cm" style:line-height-at-least="0.423cm" fo:text-align="start" style:justify-single-word="false" fo:text-indent="0cm" style:auto-text-indent="false"/>
      <style:text-properties officeooo:paragraph-rsid="0030a6d4"/>
    </style:style>
    <style:style style:name="P40" style:family="paragraph" style:parent-style-name="Standard">
      <style:paragraph-properties fo:margin-left="0cm" fo:margin-right="0cm" fo:text-align="start" style:justify-single-word="false" fo:text-indent="0cm" style:auto-text-indent="false"/>
      <style:text-properties fo:font-style="normal" officeooo:rsid="002700b7" officeooo:paragraph-rsid="002700b7" style:font-style-asian="normal" style:font-style-complex="normal"/>
    </style:style>
    <style:style style:name="P41" style:family="paragraph" style:parent-style-name="Standard">
      <style:paragraph-properties fo:margin-left="0cm" fo:margin-right="0cm" fo:text-align="start" style:justify-single-word="false" fo:text-indent="0cm" style:auto-text-indent="false"/>
      <style:text-properties fo:font-style="normal" officeooo:rsid="002700b7" officeooo:paragraph-rsid="001f8ea2" style:font-style-asian="normal" style:font-style-complex="normal"/>
    </style:style>
    <style:style style:name="P42" style:family="paragraph" style:parent-style-name="Standard">
      <style:paragraph-properties fo:margin-left="0cm" fo:margin-right="0cm" fo:text-align="start" style:justify-single-word="false" fo:text-indent="0cm" style:auto-text-indent="false"/>
      <style:text-properties fo:font-style="normal" officeooo:rsid="00275f2b" officeooo:paragraph-rsid="001f8ea2" style:font-style-asian="normal" style:font-style-complex="normal"/>
    </style:style>
    <style:style style:name="P43" style:family="paragraph" style:parent-style-name="Standard">
      <style:paragraph-properties fo:margin-left="0cm" fo:margin-right="0cm" fo:text-align="start" style:justify-single-word="false" fo:text-indent="0cm" style:auto-text-indent="false"/>
      <style:text-properties fo:font-style="normal" officeooo:rsid="00275f2b" officeooo:paragraph-rsid="00275f2b" style:font-style-asian="normal" style:font-style-complex="normal"/>
    </style:style>
    <style:style style:name="P44" style:family="paragraph" style:parent-style-name="Standard">
      <style:paragraph-properties fo:margin-left="0cm" fo:margin-right="0cm" fo:text-align="start" style:justify-single-word="false" fo:text-indent="0cm" style:auto-text-indent="false"/>
      <style:text-properties fo:font-style="normal" officeooo:rsid="00337500" officeooo:paragraph-rsid="00337500" style:font-style-asian="normal" style:font-style-complex="normal"/>
    </style:style>
    <style:style style:name="P45" style:family="paragraph" style:parent-style-name="Standard">
      <style:paragraph-properties fo:margin-left="0cm" fo:margin-right="0cm" fo:text-align="start" style:justify-single-word="false" fo:text-indent="0cm" style:auto-text-indent="false"/>
      <style:text-properties fo:font-style="normal" officeooo:rsid="0033d4f8" officeooo:paragraph-rsid="0033d4f8" style:font-style-asian="normal" style:font-style-complex="normal"/>
    </style:style>
    <style:style style:name="P46" style:family="paragraph" style:parent-style-name="Table_20_Contents">
      <style:paragraph-properties fo:margin-left="0cm" fo:margin-right="0cm" style:line-height-at-least="0.423cm" fo:text-align="start" style:justify-single-word="false" fo:text-indent="0cm" style:auto-text-indent="false"/>
      <style:text-properties style:font-name="SFMono-Regular" fo:font-size="7.19999980926514pt" fo:font-style="normal" officeooo:rsid="001f8ea2" officeooo:paragraph-rsid="002a6db2" style:font-size-asian="12pt" style:font-style-asian="normal" style:font-size-complex="12pt" style:font-style-complex="normal"/>
    </style:style>
    <style:style style:name="P47" style:family="paragraph" style:parent-style-name="Table_20_Contents">
      <style:paragraph-properties fo:margin-left="0cm" fo:margin-right="0cm" style:line-height-at-least="0.423cm" fo:text-align="start" style:justify-single-word="false" fo:text-indent="0cm" style:auto-text-indent="false"/>
      <style:text-properties style:font-name="Liberation Serif" fo:font-size="12pt" fo:font-style="normal" officeooo:rsid="0030a6d4" officeooo:paragraph-rsid="0030a6d4" style:font-size-asian="12pt" style:font-style-asian="normal" style:font-size-complex="12pt" style:font-style-complex="normal"/>
    </style:style>
    <style:style style:name="P48" style:family="paragraph" style:parent-style-name="Table_20_Contents">
      <style:paragraph-properties fo:margin-left="0cm" fo:margin-right="0cm" style:line-height-at-least="0.423cm" fo:text-align="start" style:justify-single-word="false" fo:text-indent="0cm" style:auto-text-indent="false"/>
      <style:text-properties style:font-name="Liberation Serif" fo:font-size="12pt" fo:font-style="normal" officeooo:rsid="001f8ea2" officeooo:paragraph-rsid="002f472f" style:font-size-asian="12pt" style:font-style-asian="normal" style:font-size-complex="12pt" style:font-style-complex="normal"/>
    </style:style>
    <style:style style:name="P49" style:family="paragraph" style:parent-style-name="Table_20_Contents" style:list-style-name="L1">
      <style:paragraph-properties style:line-height-at-least="0.423cm" fo:text-align="start" style:justify-single-word="false"/>
      <style:text-properties officeooo:paragraph-rsid="002f472f"/>
    </style:style>
    <style:style style:name="P50" style:family="paragraph" style:parent-style-name="Table_20_Contents" style:list-style-name="L1">
      <style:paragraph-properties style:line-height-at-least="0.423cm" fo:text-align="start" style:justify-single-word="false"/>
      <style:text-properties style:font-name="Liberation Serif" fo:font-size="12pt" fo:font-style="normal" officeooo:rsid="002e73c6" officeooo:paragraph-rsid="002f472f" style:font-size-asian="12pt" style:font-style-asian="normal" style:font-size-complex="12pt" style:font-style-complex="normal"/>
    </style:style>
    <style:style style:name="P51" style:family="paragraph" style:parent-style-name="Table_20_Contents" style:list-style-name="L1">
      <style:paragraph-properties style:line-height-at-least="0.423cm" fo:text-align="start" style:justify-single-word="false"/>
      <style:text-properties style:font-name="Liberation Serif" fo:font-size="12pt" fo:font-style="normal" officeooo:rsid="002f472f" officeooo:paragraph-rsid="002f472f" style:font-size-asian="12pt" style:font-style-asian="normal" style:font-size-complex="12pt" style:font-style-complex="normal"/>
    </style:style>
    <style:style style:name="P52" style:family="paragraph" style:parent-style-name="Table_20_Contents" style:list-style-name="L1">
      <style:paragraph-properties style:line-height-at-least="0.423cm" fo:text-align="start" style:justify-single-word="false"/>
      <style:text-properties style:font-name="Liberation Serif" fo:font-size="12pt" fo:font-style="normal" officeooo:rsid="001f8ea2" officeooo:paragraph-rsid="002f472f" style:font-size-asian="12pt" style:font-style-asian="normal" style:font-size-complex="12pt" style:font-style-complex="normal"/>
    </style:style>
    <style:style style:name="T1" style:family="text">
      <style:text-properties officeooo:rsid="001899f8"/>
    </style:style>
    <style:style style:name="T2" style:family="text">
      <style:text-properties officeooo:rsid="0019ef1a"/>
    </style:style>
    <style:style style:name="T3" style:family="text">
      <style:text-properties officeooo:rsid="001adce4"/>
    </style:style>
    <style:style style:name="T4" style:family="text">
      <style:text-properties officeooo:rsid="001c3e0f"/>
    </style:style>
    <style:style style:name="T5" style:family="text">
      <style:text-properties fo:font-style="normal" officeooo:rsid="001899f8" style:font-style-asian="normal" style:font-style-complex="normal"/>
    </style:style>
    <style:style style:name="T6" style:family="text">
      <style:text-properties fo:font-style="normal" officeooo:rsid="001c3e0f" style:font-style-asian="normal" style:font-style-complex="normal"/>
    </style:style>
    <style:style style:name="T7" style:family="text">
      <style:text-properties fo:font-style="normal" officeooo:rsid="001da64f" style:font-style-asian="normal" style:font-style-complex="normal"/>
    </style:style>
    <style:style style:name="T8" style:family="text">
      <style:text-properties fo:font-style="normal" officeooo:rsid="0023582f" style:font-style-asian="normal" style:font-style-complex="normal"/>
    </style:style>
    <style:style style:name="T9" style:family="text">
      <style:text-properties fo:font-style="normal" officeooo:rsid="002315ce" style:font-style-asian="normal" style:font-style-complex="normal"/>
    </style:style>
    <style:style style:name="T10" style:family="text">
      <style:text-properties fo:font-style="normal" officeooo:rsid="001f8ea2" style:font-style-asian="normal" style:font-style-complex="normal"/>
    </style:style>
    <style:style style:name="T11" style:family="text">
      <style:text-properties fo:font-style="normal" officeooo:rsid="002549ce" style:font-style-asian="normal" style:font-style-complex="normal"/>
    </style:style>
    <style:style style:name="T12" style:family="text">
      <style:text-properties fo:font-style="normal" officeooo:rsid="002700b7" style:font-style-asian="normal" style:font-style-complex="normal"/>
    </style:style>
    <style:style style:name="T13" style:family="text">
      <style:text-properties fo:font-style="normal" officeooo:rsid="00275f2b" style:font-style-asian="normal" style:font-style-complex="normal"/>
    </style:style>
    <style:style style:name="T14" style:family="text">
      <style:text-properties fo:font-style="normal" officeooo:rsid="002c0424" style:font-style-asian="normal" style:font-style-complex="normal"/>
    </style:style>
    <style:style style:name="T15" style:family="text">
      <style:text-properties officeooo:rsid="001da64f"/>
    </style:style>
    <style:style style:name="T16" style:family="text">
      <style:text-properties officeooo:rsid="001f8ea2"/>
    </style:style>
    <style:style style:name="T17" style:family="text">
      <style:text-properties officeooo:rsid="0021c487"/>
    </style:style>
    <style:style style:name="T18" style:family="text">
      <style:text-properties officeooo:rsid="002281d2"/>
    </style:style>
    <style:style style:name="T19" style:family="text">
      <style:text-properties officeooo:rsid="002315ce"/>
    </style:style>
    <style:style style:name="T20" style:family="text">
      <style:text-properties style:font-name="Liberation Serif" fo:font-size="12pt" fo:font-style="normal" officeooo:rsid="001f8ea2" style:font-size-asian="12pt" style:font-style-asian="normal" style:font-size-complex="12pt" style:font-style-complex="normal"/>
    </style:style>
    <style:style style:name="T21" style:family="text">
      <style:text-properties style:font-name="Liberation Serif" fo:font-size="12pt" fo:font-style="normal" officeooo:rsid="002a6db2" style:font-size-asian="12pt" style:font-style-asian="normal" style:font-size-complex="12pt" style:font-style-complex="normal"/>
    </style:style>
    <style:style style:name="T22" style:family="text">
      <style:text-properties style:font-name="Liberation Serif" fo:font-size="12pt" fo:font-style="normal" officeooo:rsid="00295020" style:font-size-asian="12pt" style:font-style-asian="normal" style:font-size-complex="12pt" style:font-style-complex="normal"/>
    </style:style>
    <style:style style:name="T23" style:family="text">
      <style:text-properties style:font-name="Liberation Serif" fo:font-size="12pt" fo:font-style="normal" officeooo:rsid="002a7c52" style:font-size-asian="12pt" style:font-style-asian="normal" style:font-size-complex="12pt" style:font-style-complex="normal"/>
    </style:style>
    <style:style style:name="T24" style:family="text">
      <style:text-properties style:font-name="Liberation Serif" fo:font-size="12pt" fo:font-style="normal" officeooo:rsid="002c0424" style:font-size-asian="12pt" style:font-style-asian="normal" style:font-size-complex="12pt" style:font-style-complex="normal"/>
    </style:style>
    <style:style style:name="T25" style:family="text">
      <style:text-properties style:font-name="Liberation Serif" fo:font-size="12pt" fo:font-style="normal" officeooo:rsid="002f472f" style:font-size-asian="12pt" style:font-style-asian="normal" style:font-size-complex="12pt" style:font-style-complex="normal"/>
    </style:style>
    <style:style style:name="T26" style:family="text">
      <style:text-properties style:font-name="Liberation Serif" fo:font-size="12pt" fo:font-style="normal" officeooo:rsid="002e73c6" style:font-size-asian="12pt" style:font-style-asian="normal" style:font-size-complex="12pt" style:font-style-complex="normal"/>
    </style:style>
    <style:style style:name="T27" style:family="text">
      <style:text-properties style:font-name="Liberation Serif" fo:font-size="12pt" fo:font-style="normal" officeooo:rsid="0030a6d4" style:font-size-asian="12pt" style:font-style-asian="normal" style:font-size-complex="12pt" style:font-style-complex="normal"/>
    </style:style>
    <style:style style:name="T28" style:family="text">
      <style:text-properties officeooo:rsid="002c0424"/>
    </style:style>
    <style:style style:name="T29" style:family="text">
      <style:text-properties officeooo:rsid="002cdfc0"/>
    </style:style>
    <style:style style:name="T30" style:family="text">
      <style:text-properties officeooo:rsid="002dac3c"/>
    </style:style>
    <style:style style:name="T31" style:family="text">
      <style:text-properties officeooo:rsid="002dfd36"/>
    </style:style>
    <style:style style:name="T32" style:family="text">
      <style:text-properties officeooo:rsid="0030cf3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an détaillé du</text:p>
      <text:p text:style-name="P1"><text:s/>rapport de stage</text:p>
      <text:p text:style-name="P2"/>
      <text:p text:style-name="P3">Questions :</text:p>
      <text:p text:style-name="P4">Quelle était la problématique du stage ? </text:p>
      <text:p text:style-name="P4">Quels ont été les apports de l’élève ingénieur ? </text:p>
      <text:p text:style-name="P4">Les problématiques sont-elles abordées avec la bonne méthode ? </text:p>
      <text:p text:style-name="P4">L’élève ingénieur va-t-il agir de manière professionnelle ? </text:p>
      <text:p text:style-name="P4"><text:s/></text:p>
      <text:p text:style-name="P5">Tables des matières :</text:p>
      <text:p text:style-name="P5">- Résumé (Fr et En)</text:p>
      <text:p text:style-name="P5"/>
      <text:p text:style-name="P5">- Intro</text:p>
      <text:p text:style-name="P5"/>
      <text:p text:style-name="P5"/>
      <text:p text:style-name="P5">- Corps du texte</text:p>
      <text:p text:style-name="P6"><text:tab/>- l'entreprise d'accueil (maximum 2 pages) :</text:p>
      <text:p text:style-name="P6">l'environnement professionnel du stage (économique - social - organisationnel – scientifique citoyen). </text:p>
      <text:p text:style-name="P5"/>
      <text:p text:style-name="P5"><text:tab/>- la mission effectuée, les activités, les objectifs :</text:p>
      <text:p text:style-name="P5">les enjeux de la mission, les faits majeurs, les objectifs, les méthodes et moyens employés, les </text:p>
      <text:p text:style-name="P5">résultats obtenus, les difficultés techniques rencontrées, les solutions apportées. </text:p>
      <text:p text:style-name="P5"/>
      <text:p text:style-name="P5"><text:tab/>- l’approfondissement de certains aspects propres à la mission, et dont l’examen prouve </text:p>
      <text:p text:style-name="P5">la capacité de l’élève ingénieur à analyser formellement un problème, qu’il soit </text:p>
      <text:p text:style-name="P5">technique, scientifique ou méthodologique. </text:p>
      <text:p text:style-name="P5">la prise de recul de l'élève face à des problèmes identifiés comme pertinents et qui peuvent être de différentes natures (méthodologique - scientifique - <text:s/>technique). C'est l'occasion, pour l'élève, de mettre en exergue des références académiques et professionnelles complémentaires à celles de l'entreprise.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oft-page-break/>Intro <text:span text:style-name="T1">(5 pages) :</text:span></text:p>
      <text:p text:style-name="P7"><text:s/></text:p>
      <text:p text:style-name="P10">- Société Générale / Le datalab de l’IGAD (2 pages)</text:p>
      <text:p text:style-name="P10">- Sujet du stage : Le rogue trading (1 page)</text:p>
      <text:p text:style-name="P10">- <text:span text:style-name="T1">Méthodologie suivie / Annonce du plan (1 page)</text:span></text:p>
      <text:p text:style-name="P10">- <text:span text:style-name="T1">Présentation des bases de données utilisées (1 page)</text:span></text:p>
      <text:p text:style-name="P10"/>
      <text:p text:style-name="P10"/>
      <text:p text:style-name="P23">Corps du rapport <text:span text:style-name="T4">(20 pages)</text:span>:</text:p>
      <text:p text:style-name="P23"/>
      <text:p text:style-name="P13">1ère partie : Modélisation du comportement des traders <text:span text:style-name="T4">(5 pages).</text:span></text:p>
      <text:p text:style-name="P11">- <text:span text:style-name="T3">Variables comportementales crées </text:span><text:span text:style-name="T4">(2 pages)</text:span></text:p>
      <text:p text:style-name="P11"/>
      <text:p text:style-name="P11">- <text:span text:style-name="T3">Formatage / base d’apprentissage et de test </text:span><text:span text:style-name="T4">(2 pages)</text:span></text:p>
      <text:p text:style-name="P11"/>
      <text:p text:style-name="P11">- <text:span text:style-name="T4">Résultats sur le modèle LSTM </text:span><text:span text:style-name="T16">(4 pages) ?</text:span></text:p>
      <text:p text:style-name="P13"/>
      <text:p text:style-name="P13"/>
      <text:p text:style-name="P13"/>
      <text:p text:style-name="P13"/>
      <text:p text:style-name="P13"/>
      <text:p text:style-name="P13"/>
      <text:p text:style-name="P13">2nde partie : Algorithme de prédiction <text:span text:style-name="T2">de séries temporelles </text:span><text:span text:style-name="T4">(15 pages).</text:span></text:p>
      <text:p text:style-name="P11">- <text:span text:style-name="T2">EdA </text:span><text:span text:style-name="T4">et algorithmes sélectionnés </text:span><text:span text:style-name="T15">(5 pages).</text:span></text:p>
      <text:p text:style-name="P11"/>
      <text:p text:style-name="P12"><text:span text:style-name="T5">- </text:span><text:span text:style-name="T6">Implémentation du modèle/</text:span><text:span text:style-name="T7">des modèles (5 pages).</text:span></text:p>
      <text:p text:style-name="P11"/>
      <text:p text:style-name="P11">- <text:span text:style-name="T2">Résultats </text:span><text:span text:style-name="T15">&amp; Comparaison avec le modèle LSTM (5 pages).</text:span></text:p>
      <text:p text:style-name="P13"/>
      <text:p text:style-name="P13"/>
      <text:p text:style-name="P13"/>
      <text:p text:style-name="P13"/>
      <text:p text:style-name="P9">Perspectives / Conclusion <text:span text:style-name="T4">(2 pages)</text:span></text:p>
      <text:p text:style-name="P14"/>
      <text:p text:style-name="P15"><text:tab/>- Commentaires perso.</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Introduction</text:p>
      <text:p text:style-name="P16"/>
      <text:p text:style-name="P17">Présentation Société Générale &amp; DataLab de l’IGAD</text:p>
      <text:p text:style-name="P17"/>
      <text:p text:style-name="P18"><text:tab/>Société Générale est un des plus grand groupe bancaire Francais et d’Europe. Le Groupe emploi plus de 138000 collaborateurs dans le monde, répartit dans 62 pays.</text:p>
      <text:p text:style-name="P19">Société Générale se base sur trois coeurs de métiers complémentaires :</text:p>
      <text:p text:style-name="P19">Le réseau de Banque de détail en France, composé de trois marques:SG Banque et Assurances, Crédit du Nord et Boursorama Banque.</text:p>
      <text:p text:style-name="P19">Le réseau banque de détail à l’international (IBFS) ;</text:p>
      <text:p text:style-name="P19">et la banque de financement et d’investissement (GBIS).</text:p>
      <text:p text:style-name="P17"/>
      <text:p text:style-name="P17"/>
      <text:p text:style-name="P17"><text:tab/><text:span text:style-name="T17">Aujourd’hui S</text:span><text:span text:style-name="T18">ociété Générale</text:span><text:span text:style-name="T17"> est soumise à de nombreuses </text:span><text:span text:style-name="T18">réglementations . La mise en place de contrôle est nécessaire pour répondre aux risques d’effractions présents dans l’ensemble des activités du Groupe. Il existe trois niveaux, appelés Ligne de Défense (LOD) :</text:span></text:p>
      <text:p text:style-name="P17">- <text:span text:style-name="T19">la LOD1 constitue l’ensemble des métiers du groupe SG.</text:span></text:p>
      <text:p text:style-name="P17">- <text:span text:style-name="T19">la LOD2 est constituée des départements Risk, Compliance et Finance Functions. Ceux ci contrôle en permanence les activités du Groupe.</text:span></text:p>
      <text:p text:style-name="P17">- <text:span text:style-name="T19">la LOD3 représentée entièrement par le département Inspection Générale et Audit (IGAD), et composé de 1200 inspecteurs et auditeurs dans le monde.</text:span></text:p>
      <text:p text:style-name="P17"/>
      <text:p text:style-name="P24"><text:span text:style-name="T9"><text:tab/></text:span><text:span text:style-name="T8">l’IGAD est directement placé sous l’autorité de la direction générale du Groupe. En tant que 3eme ligne de défense, les collaborateurs de l’IGAD participent à plus de 800 missions de conseil et d’audits indépendants des entités internes du Groupe par an.</text:span></text:p>
      <text:p text:style-name="P17"/>
      <text:p text:style-name="P17"/>
      <text:p text:style-name="P17"/>
      <text:p text:style-name="P26"><text:span text:style-name="T10"><text:tab/></text:span><text:span text:style-name="T11">Dans le cadre de ces activités, les inspecteurs et auditeurs peuvent être amener à traiter de gros volumes de données. Pour répondre </text:span><text:span text:style-name="T12">aux défis </text:span><text:span text:style-name="T11">t</text:span><text:span text:style-name="T12">echnologiques actuels</text:span><text:span text:style-name="T11"> (bigdata,…</text:span><text:span text:style-name="T12">), l’IGAD se doit d’assurer un rôle de supervision et de déploiement des initiatives en matière d’analyse de données sur l’ensemble des ses missions. <text:s/></text:span></text:p>
      <text:p text:style-name="P40">Cela constitue la fonction du datalab (IGAD/INS/DAT) crée il y a trois ans. Ainsi ses principales missions sont :</text:p>
      <text:p text:style-name="P25"><text:span text:style-name="T12">- Apporter une expertise data aux missions menés par les auditeurs et inspecteurs et les aider à monter en compétences </text:span><text:span text:style-name="T13">sur les thématiques liés à la data.</text:span></text:p>
      <text:p text:style-name="P42">- Mener des travaux de recherche et développement en data science.</text:p>
      <text:p text:style-name="P42"/>
      <text:p text:style-name="P43"><text:tab/>Le datalab se compose de deux équipes travaillant conjointement, mais opérant pour des entités différentes. </text:p>
      <text:p text:style-name="P27"><text:span text:style-name="T13">La première équipe se charge des missions dédié au réseau de Banque de détail en France, et la seconde traite de celles dédiée à la banque de financement et d’investissemen</text:span><text:span text:style-name="T14">t. Ces dans cette seconde équipe que j’ai effectué mon stage de fin d’étude.</text:span></text:p>
      <text:p text:style-name="P41"/>
      <text:p text:style-name="P20">Reference : </text:p>
      <text:p text:style-name="P20">Documents internes aux groupe (pwp)</text:p>
      <text:p text:style-name="P20">Rapport de Jaouad</text:p>
      <text:p text:style-name="P20"/>
      <text:p text:style-name="P17"/>
      <text:p text:style-name="P17"/>
      <text:p text:style-name="P17"/>
      <text:p text:style-name="P17"/>
      <text:p text:style-name="P17"><text:soft-page-break/></text:p>
      <text:p text:style-name="P17"/>
      <text:p text:style-name="P17">Le sujet du stage (Rogue Trading)</text:p>
      <text:p text:style-name="P20"/>
      <text:p text:style-name="P37"><text:span text:style-name="T20"><text:tab/>On </text:span><text:span text:style-name="T22"><text:s/>désigne par le terme de trader, </text:span><text:span text:style-name="T20">une personne travaillant dans une institution financière, “spécialisée dans l'achat et la vente de valeurs mobilières, devises et produits dérivés “. </text:span><text:span text:style-name="T21">Les traders appartiennent à des desks, spécifique à une activité de trading : produits dérivés, taux, change, ...</text:span></text:p>
      <text:p text:style-name="P30"/>
      <text:p text:style-name="P37"><text:span text:style-name="T20"><text:tab/>On </text:span><text:span text:style-name="T21">parle alors de </text:span><text:span text:style-name="T20">`` Rogue Traders `` </text:span><text:span text:style-name="T21">lorsque</text:span><text:span text:style-name="T20"> des </text:span><text:span text:style-name="T21">traders </text:span><text:span text:style-name="T20">prennent sur </text:span><text:span text:style-name="T21">l</text:span><text:span text:style-name="T20">es marchés financiers des positions frauduleuses au regard des réglementations en vigueur et non autorisées par le mandat du desk auquel ils appartiennent. <text:s/>Par ce comportement frauduleux, un `` rogue trader `` expose son groupe a des risques opérationnels et a des risques de marchés élevés pouvant entraîner des lourdes pertes financières ainsi que des sanctions financières et pénales. </text:span></text:p>
      <text:p text:style-name="P30"/>
      <text:p text:style-name="P31"><text:tab/>Mettre en place des systèmes efficaces de surveillance des traders est une exigence que toutes les institutions financières doivent respecter. <text:span text:style-name="T28">Le sujet de ce stage de fin d’étude est l’utilisation de méthodes de Machine Learning pour détecter les comportements anormaux et potentiellement frauduleux chez les traders.</text:span></text:p>
      <text:p text:style-name="P31"/>
      <text:p text:style-name="P38"><text:span text:style-name="T20"><text:tab/>Le processus classique de détection d</text:span><text:span text:style-name="T23">u</text:span><text:span text:style-name="T20"> rogue trading repose sur l’application de règles déterministes, </text:span><text:span text:style-name="T24">comme l’utilisation d’indicateurs de risque. </text:span><text:span text:style-name="T23">Un</text:span><text:span text:style-name="T20">e alerte est générée par exemple lorsque le montant d’une transaction dépasse un certain seuil, </text:span><text:span text:style-name="T23">ou lorsque celle-ci est enregistré avec une contrepartie fictive</text:span><text:span text:style-name="T20">. Ces règles déterministes sont construites pour la plupart à partir de schémas de fraudes détectés dans le passé. </text:span></text:p>
      <text:p text:style-name="P30"/>
      <text:p text:style-name="P37"><text:span text:style-name="T20"><text:tab/>Cette approche, qu’on peut qualifier de supervisée, présente des limites méthodologiques et pratiques. En effet, puisqu’elle se base sur l’analyse des comportements frauduleux antérieurs, </text:span><text:span text:style-name="T23">elle ne peux</text:span><text:span text:style-name="T20"> détecter de nouveaux schémas de fraude non répertoriés. De plus, la sophistication des comportements frauduleux, la difficulté à qualifier des actes de fraudes et les contraintes liées au traitement de </text:span><text:span text:style-name="T24">large quantité de </text:span><text:span text:style-name="T20">données génèrent des complications opérationnelles et pratiques. Ce</text:span><text:span text:style-name="T24">lles-ci</text:span><text:span text:style-name="T20"> se traduisent par exemple par un grand nombre d’alertes relevant des faux positifs identifiés par les dispositifs actuels. </text:span></text:p>
      <text:p text:style-name="P46"/>
      <text:p text:style-name="P30"/>
      <text:p text:style-name="P30"/>
      <text:p text:style-name="P35">References : </text:p>
      <text:p text:style-name="P35">Rapport d’avancement NS</text:p>
      <text:p text:style-name="P35">Rapport de Jaouad</text:p>
      <text:p text:style-name="P30"/>
      <text:p text:style-name="P28"/>
      <text:p text:style-name="P28"/>
      <text:p text:style-name="P28"/>
      <text:p text:style-name="P28"/>
      <text:p text:style-name="P28"/>
      <text:p text:style-name="P28"/>
      <text:p text:style-name="P28"/>
      <text:p text:style-name="P28"/>
      <text:p text:style-name="P28"/>
      <text:p text:style-name="P28"/>
      <text:p text:style-name="P28"/>
      <text:p text:style-name="P17"/>
      <text:p text:style-name="P17"/>
      <text:p text:style-name="P17"><text:soft-page-break/></text:p>
      <text:p text:style-name="P17"/>
      <text:p text:style-name="P17">Méthodologie suivie / Plan de travail</text:p>
      <text:p text:style-name="P17"/>
      <text:p text:style-name="P17"/>
      <text:p text:style-name="P33"><text:tab/><text:span text:style-name="T29">Une nouvelle méthode innovante et très peu utilisé à l’heure actuelle </text:span><text:span text:style-name="T30">par les institutions financières </text:span><text:span text:style-name="T29">a été développé dans l’équipe ou j’ai travaillé, plusieurs mois avant </text:span><text:span text:style-name="T30">le début de mon stage. </text:span>Leurs travaux ont fait l’objet d’une publication en Juillet <text:span text:style-name="T31">2020</text:span>. Le stage s’inscrit <text:span text:style-name="T31">donc </text:span>dans la continuité des travaux effectués par les auteurs de l’article `` Trading Desk Behavior Modelling via LSTM for Rogue Trading Fraud Detection `` (Jaouad Ouaggag, Marine Neyret et Cédric Allain). </text:p>
      <text:p text:style-name="P33"/>
      <text:p text:style-name="P32">La méthodologie proposée <text:span text:style-name="T31">par les auteurs de l’article </text:span>s’organise en deux parties :</text:p>
      <text:list xml:id="list1954219028" text:style-name="L1">
        <text:list-item>
          <text:p text:style-name="P50">La première partie consiste à modéliser le comportement des traders à l’aide d’un réseau de neurones récurrents de type Long-Short Term Memory (LSTM). </text:p>
          <text:p text:style-name="P49"><text:span text:style-name="T20">A partir de données transactionnelles, on définit un ensemble de variables comportementales </text:span><text:span text:style-name="T25">décrivant</text:span><text:span text:style-name="T20"> le comportement des traders. </text:span></text:p>
          <text:p text:style-name="P49"><text:span text:style-name="T20">On suppose que l</text:span><text:span text:style-name="T25">a base de données transactionnelles est saine</text:span><text:span text:style-name="T20">, c’est-à-dire ne contenant pas de transactions provenant d’un comportement frauduleux. <text:s/></text:span></text:p>
          <text:p text:style-name="P49"><text:span text:style-name="T20">Ces variables comportementales sont modélisés par des séries temporelles </text:span><text:span text:style-name="T26">et représente les données d’apprentissage du modèle. </text:span><text:span text:style-name="T25">Une fois entraîné, le modèle est utilisé pour prédire le comportement futurs des traders.</text:span></text:p>
        </text:list-item>
      </text:list>
      <text:p text:style-name="P34"/>
      <text:list xml:id="list115256703793982" text:continue-numbering="true" text:style-name="L1">
        <text:list-item>
          <text:p text:style-name="P51">La seconde partie se concentre sur la détection des comportements frauduleux.</text:p>
          <text:p text:style-name="P49"><text:span text:style-name="T25">Le</text:span><text:span text:style-name="T20">s déviations de comportements des traders </text:span><text:span text:style-name="T25">sont détectés</text:span><text:span text:style-name="T20"> en analysant les différences entre les prédictions </text:span><text:span text:style-name="T25">faites par</text:span><text:span text:style-name="T20"> notre </text:span><text:span text:style-name="T25">modèle</text:span><text:span text:style-name="T20"> et le comportement </text:span><text:span text:style-name="T25">réellement </text:span><text:span text:style-name="T20">observé des traders. </text:span></text:p>
          <text:p text:style-name="P52">Si la déviation pour une valeur prédite donnée est supérieure à un seuil calculé, alors nous considérons comme anormal le comportement observé. </text:p>
        </text:list-item>
      </text:list>
      <text:p text:style-name="P32"/>
      <text:p text:style-name="P39"><text:span text:style-name="T25"><text:tab/>Le champ d’action de mon stage porte plutôt sur l’amélioration de la première partie de la méthodologie décrite. </text:span><text:span text:style-name="T27">Cela est du à une trop faible présence de données pour obtenir de résultats intéressant sur la seconde partie. Puisqu’</text:span><text:span text:style-name="T20"> il nous manque des données sur lesquelles tester le détecteur de déviation, </text:span><text:span text:style-name="T27">nous tacherons d’effectuer notre étude sur :</text:span></text:p>
      <text:p text:style-name="P36">- l’ajout de nouvelles variables comportementales.</text:p>
      <text:p text:style-name="P39"><text:span text:style-name="T27">- </text:span><text:span text:style-name="T20">la prédiction des séries temporelles.</text:span></text:p>
      <text:p text:style-name="P48"/>
      <text:p text:style-name="P36"><text:tab/>L’ensemble des méthodes et modèles utilisés <text:span text:style-name="T32">pendant le stage</text:span> feront l’objet d’une étude théorique. Leur<text:span text:style-name="T32">s</text:span> implémentation<text:span text:style-name="T32">s </text:span>et les résultats de leur utilisation seront détaillés et analysés. Les perspectives et les travaux futures <text:span text:style-name="T32">à mener pour poursuivre l’amélioration de ce projet seront discutés à la fin du rapport.</text:span></text:p>
      <text:p text:style-name="P29"/>
      <text:p text:style-name="P17"/>
      <text:p text:style-name="P21">Références : Article Jaouad / Marine</text:p>
      <text:p text:style-name="P21">Rapport Jaouad</text:p>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Présentation des bases de données à disposition</text:p>
      <text:p text:style-name="P22">Plusieurs bases de données ont été utilisés pour ce projet.</text:p>
      <text:p text:style-name="P22"/>
      <text:p text:style-name="P22"><text:tab/>La 1ère base est une base de donnée transactionnelle extraites d’une application de trading cash equity de Société Générale avant le début de ma mission. Le desk étudié est celui des ETF. </text:p>
      <text:p text:style-name="P22">(à detailler)</text:p>
      <text:p text:style-name="P22"/>
      <text:p text:style-name="P22"><text:tab/>La seconde base est une base de données de l’ensemble des communications par mails des collaborateurs de la Société Générale. Cette base a été extraite via l’outil ….</text:p>
      <text:p text:style-name="P45">Cette base de données des communications possèdent les caractéristiques suivantes : ….</text:p>
      <text:p text:style-name="P45"/>
      <text:p text:style-name="P45"><text:tab/>Enfin une troisieme base de donnée à été utilisé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FMono-Regular" svg:font-family="SFMono-Regular, Consolas, 'Liberation Mono', Menlo,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4T10:27:30.814000000</meta:creation-date>
    <dc:date>2020-12-14T21:14:53.265000000</dc:date>
    <meta:editing-duration>PT1H57M22S</meta:editing-duration>
    <meta:editing-cycles>9</meta:editing-cycles>
    <meta:generator>LibreOffice/7.0.3.1$Windows_X86_64 LibreOffice_project/d7547858d014d4cf69878db179d326fc3483e082</meta:generator>
    <meta:document-statistic meta:table-count="0" meta:image-count="0" meta:object-count="0" meta:page-count="6" meta:paragraph-count="91" meta:word-count="1498" meta:character-count="9724" meta:non-whitespace-character-count="8267"/>
  </office:meta>
</office:document-meta>
</file>